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, 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ru" fo:country="RU" style:font-size-asian="12pt" style:font-size-complex="12pt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0d73f6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bold" officeooo:rsid="000d73f6" officeooo:paragraph-rsid="000d73f6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fo:font-size="12pt" fo:letter-spacing="normal" fo:language="ru" fo:country="RU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style:font-size-asian="12pt" style:font-size-complex="12pt"/>
    </style:style>
    <style:style style:name="T1" style:family="text">
      <style:text-properties style:font-name="Times New Roman" fo:font-style="normal" fo:font-weight="normal"/>
    </style:style>
    <style:style style:name="T2" style:family="text">
      <style:text-properties style:font-name="Times New Roman" fo:font-style="normal" fo:font-weight="normal" officeooo:rsid="000f3179"/>
    </style:style>
    <style:style style:name="T3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loext:opacity="100%" style:font-name="Times New Roman" fo:font-size="12pt" fo:letter-spacing="normal" fo:language="ru" fo:country="RU" fo:font-style="italic" fo:font-weight="normal" style:font-size-asian="12pt" style:font-style-asian="italic" style:font-size-complex="12pt" style:font-style-complex="italic"/>
    </style:style>
    <style:style style:name="T6" style:family="text">
      <style:text-properties fo:font-variant="normal" fo:text-transform="none" fo:color="#000000" loext:opacity="100%" style:font-name="Arial" fo:font-size="12pt" fo:letter-spacing="normal" fo:language="ru" fo:country="RU" fo:font-style="normal" fo:font-weight="normal" officeooo:rsid="000e4512" style:font-name-asian="Arial" style:font-size-asian="12pt" style:font-name-complex="Arial" style:font-size-complex="12pt"/>
    </style:style>
    <style:style style:name="T7" style:family="text">
      <style:text-properties officeooo:rsid="000f31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1 действие, явление IV</text:span></text:p>
      <text:p text:style-name="P3"><text:span text:style-name="Emphasis"><text:span text:style-name="Strong_20_Emphasis"><text:span text:style-name="T4">Армилла</text:span></text:span></text:span><text:span text:style-name="Emphasis"><text:span text:style-name="T4">, </text:span></text:span><text:span text:style-name="Emphasis"><text:span text:style-name="Strong_20_Emphasis"><text:span text:style-name="T4">Дженнаро</text:span></text:span></text:span><text:span text:style-name="Emphasis"><text:span text:style-name="T3">.</text:span></text:span></text:p>
      <text:p text:style-name="P3"><text:span text:style-name="Strong_20_Emphasis"><text:span text:style-name="T4">Армилла</text:span></text:span></text:p>
      <text:p text:style-name="P5">Злодей, что ты мне скажешь? Отойди,</text:p>
      <text:p text:style-name="P5">Неистовый корсар, и если даже</text:p>
      <text:p text:style-name="P5">Ты никого на свете не боишься,</text:p>
      <text:p text:style-name="P5">Не смей касаться дочери Норандо,</text:p>
      <text:p text:style-name="P5">Властителя Дамаска. Трепещи</text:p>
      <text:p text:style-name="P5">При мысли о могуществе его,</text:p>
      <text:p text:style-name="P4">Страшись ужасной мести!</text:p>
      <text:p text:style-name="P3"><text:span text:style-name="Strong_20_Emphasis"><text:span text:style-name="T4">Дженнаро</text:span></text:span></text:p>
      <text:p text:style-name="P7">                      <text:span text:style-name="T1">Пусть она</text:span></text:p>
      <text:p text:style-name="P5">Свершится. А пока – я вам открою,</text:p>
      <text:p text:style-name="P5">Что не корсар я, не морской разбойник,</text:p>
      <text:p text:style-name="P5">А королевский брат. Над Фраттомброзой</text:p>
      <text:p text:style-name="P5">Король – Миллон, а я Миллонов брат.</text:p>
      <text:p text:style-name="P4">Я – кровный принц. Меня зовут Дженнаро.</text:p>
      <text:p text:style-name="P3"><text:span text:style-name="Strong_20_Emphasis"><text:span text:style-name="T4">Армилла</text:span></text:span></text:p>
      <text:p text:style-name="P5">Ты – брат Миллона? Королевский брат,</text:p>
      <text:p text:style-name="P5">В купеческом наряде ты обманом</text:p>
      <text:p text:style-name="P5">На свой корабль заманиваешь женщин,</text:p>
      <text:p text:style-name="P4">Доверчивых принцесс, чтоб их похитить?</text:p>
      <text:p text:style-name="P3"><text:span text:style-name="Strong_20_Emphasis"><text:span text:style-name="T4">Дженнаро</text:span></text:span></text:p>
      <text:p text:style-name="P5">Да, это правда. Нежная любовь</text:p>
      <text:p text:style-name="P5">К Миллону, брату моему; молва</text:p>
      <text:p text:style-name="P5">О черством сердце вашего отца,</text:p>
      <text:p text:style-name="P5">Ко всем жестокого; злосчастный случай,</text:p>
      <text:p text:style-name="P5">Непостижимый случай – мне велели</text:p>
      <text:p text:style-name="P4">Похитить вас, Армилла.</text:p>
      <text:p text:style-name="P3"><text:span text:style-name="Strong_20_Emphasis"><text:span text:style-name="T4">Армилла</text:span></text:span></text:p>
      <text:p text:style-name="P7">                    <text:span text:style-name="T1">А какой</text:span><text:span text:style-name="T2">o</text:span></text:p>
      <text:p text:style-name="P5">Непостижимый случай мог велеть,</text:p>
      <text:p text:style-name="P5">Чтоб королевский брат себя пятнал</text:p>
      <text:p text:style-name="P4">Бесчестным делом?<text:span text:style-name="T7">o</text:span></text:p>
      <text:p text:style-name="P3"><text:span text:style-name="Strong_20_Emphasis"><text:span text:style-name="T4">Дженнаро</text:span></text:span></text:p>
      <text:p text:style-name="P7">                <text:span text:style-name="T1">Вот какой, Армилла.</text:span></text:p>
      <text:p text:style-name="P5">Король Миллон, мой старший брат, который</text:p>
      <text:p text:style-name="P5">Мне дорог нежно, с отроческих лет</text:p>
      <text:p text:style-name="P5">Любил охоту. Никаких других</text:p>
      <text:p text:style-name="P5">Он не искал забав. Зато на ловле</text:p>
      <text:p text:style-name="P5">Он был неутомим и рассуждал</text:p>
      <text:p text:style-name="P5">Лишь о конях, о соколах, о луках,</text:p>
      <text:p text:style-name="P5">О гончих псах. И вот, тому три года –</text:p>
      <text:p text:style-name="P5">Ужасный день! – однажды он стрелял</text:p>
      <text:p text:style-name="P5">Перепелов и зайцев в темной чаще.</text:p>
      <text:p text:style-name="P5">Вдруг видит – дуб, на дубе – черный Ворон.</text:p>
      <text:p text:style-name="P5">Хватает лук и, наложив стрелу,</text:p>
      <text:p text:style-name="P5">Пронзает Ворона. Под этим дубом</text:p>
      <text:p text:style-name="P5">Прекрасная гробница возвышалась,</text:p>
      <text:p text:style-name="P5">Из мрамора чудесной белизны.</text:p>
      <text:p text:style-name="P5"><text:soft-page-break/>На эту белоснежную плиту,</text:p>
      <text:p text:style-name="P5">Служившую надгробьем, черный Ворон</text:p>
      <text:p text:style-name="P5">Упал и, трепеща, ее забрызгал</text:p>
      <text:p text:style-name="P5">Багряной кровью, и расстался с жизнью.</text:p>
      <text:p text:style-name="P5">И вдруг мы видим – из пещеры ближней</text:p>
      <text:p text:style-name="P4">Навстречу нам выходит Людоед…</text:p>
      <text:p text:style-name="P6">Людоед</text:p>
      <text:p text:style-name="P5">«Миллон, Миллон, тебя я проклинаю!…</text:p>
      <text:p text:style-name="P5">Когда ты не отыщешь на земле</text:p>
      <text:p text:style-name="P5">Красавицу, которая была бы</text:p>
      <text:p text:style-name="P5">Бела, как мрамор этого надгробья,</text:p>
      <text:p text:style-name="P5">Ала, как эта воронова кровь,</text:p>
      <text:p text:style-name="P5">Черна и волосами, и бровями,</text:p>
      <text:p text:style-name="P5">Как перья Ворона, молю Плутона,</text:p>
      <text:p text:style-name="P4">Чтоб ты погиб в терзаньях и в тоске».</text:p>
      <text:p text:style-name="P3"><text:span text:style-name="Strong_20_Emphasis"><text:span text:style-name="T4">Армилла</text:span></text:span></text:p>
      <text:p text:style-name="P3"><text:span text:style-name="Emphasis"><text:span text:style-name="T5">(в сторону)</text:span></text:span></text:p>
      <text:p text:style-name="P4">Поистине, необычайный случай!</text:p>
      <text:p text:style-name="P3"><text:span text:style-name="Strong_20_Emphasis"><text:span text:style-name="T4">Дженнаро</text:span></text:span></text:p>
      <text:p text:style-name="P5">В печали я по разным городам</text:p>
      <text:p text:style-name="P5">Разведчиков направил и посланцев,</text:p>
      <text:p text:style-name="P5">Но женщину такую разыскать</text:p>
      <text:p text:style-name="P5">Не удалось; красавиц было много,</text:p>
      <text:p text:style-name="P5">Но белизною мраморной плиты,</text:p>
      <text:p text:style-name="P5">И алым цветом вороновой крови,</text:p>
      <text:p text:style-name="P5">И чернотою перьев этой птицы</text:p>
      <text:p text:style-name="P5">Не обладала ни одна. Меж тем</text:p>
      <text:p text:style-name="P5">Я видел, что любимый брат мой гибнет</text:p>
      <text:p text:style-name="P5">В отчаянье, я снарядил корабль</text:p>
      <text:p text:style-name="P5">И, бороздя безбрежные пучины</text:p>
      <text:p text:style-name="P5">От Индии до Мавританских взморий,</text:p>
      <text:p text:style-name="P5">Я сам отправился ее искать.</text:p>
      <text:p text:style-name="P5">Я видел сотни городов, я видел</text:p>
      <text:p text:style-name="P5">Несчетное число красивых женщин.</text:p>
      <text:p text:style-name="P5">Но черноту, и белизну, и алость</text:p>
      <text:p text:style-name="P5">Гробницы той и Ворона того</text:p>
      <text:p text:style-name="P5">Искал напрасно в продолженье года.</text:p>
      <text:p text:style-name="P5">И вот, три дня тому назад, я прибыл</text:p>
      <text:p text:style-name="P5">В Дамаск. На берегу мне повстречался</text:p>
      <text:p text:style-name="P5">Ободранный и грязный старичок,</text:p>
      <text:p text:style-name="P5">Который понял, что мне надо. Он</text:p>
      <text:p text:style-name="P5">Мне рассказал про вас и научил,</text:p>
      <text:p text:style-name="P5">Как хитростью похитить вас. Отец ваш, –</text:p>
      <text:p text:style-name="P5">Он мне сказал, – исчез. Я вас увидел,</text:p>
      <text:p text:style-name="P5">Завлек на свой корабль и, как предатель,</text:p>
      <text:p text:style-name="P4">Похитил вас и обратился в бегство.</text:p>
      <text:p text:style-name="P3"><text:span text:style-name="Strong_20_Emphasis"><text:span text:style-name="T4">Армилла</text:span></text:span></text:p>
      <text:p text:style-name="P5">Но почему два долгих дня пути</text:p>
      <text:p text:style-name="P4">Вы от меня скрывали это?</text:p>
      <text:p text:style-name="P3"><text:span text:style-name="Strong_20_Emphasis"><text:span text:style-name="T4">Дженнаро</text:span></text:span></text:p>
      <text:p text:style-name="P7">                      <text:span text:style-name="T1">Совесть,</text:span></text:p>
      <text:p text:style-name="P5"><text:soft-page-break/>И ваши слезы, и ваш явный ужас</text:p>
      <text:p text:style-name="P5">Передо мной мешали мне открыться.</text:p>
      <text:p text:style-name="P5">Но если братская моя любовь,</text:p>
      <text:p text:style-name="P5">Необходимость и ужасный случай</text:p>
      <text:p text:style-name="P5">Принудили меня к такому шагу</text:p>
      <text:p text:style-name="P5">И если, как мне это говорят</text:p>
      <text:p text:style-name="P5">Ваш кроткий взор и нежное лицо</text:p>
      <text:p text:style-name="P5">У вас в груди есть сердце, о простите</text:p>
      <text:p text:style-name="P4">Армилла, о простите, я молю!</text:p>
      <text:p text:style-name="P3"><text:span text:style-name="Emphasis"><text:span text:style-name="T5">(Опускается на колени.)</text:span></text:span></text:p>
      <text:p text:style-name="P3"><text:span text:style-name="Strong_20_Emphasis"><text:span text:style-name="T4">Армилла</text:span></text:span></text:p>
      <text:p text:style-name="P5">Дженнаро, встаньте! Если я должна</text:p>
      <text:p text:style-name="P8"><text:span text:style-name="T3">Стать королевой, я созн</text:span><text:span text:style-name="Strong_20_Emphasis"><text:span text:style-name="Emphasis"><text:span text:style-name="T3">а</text:span></text:span></text:span><text:span text:style-name="Strong_20_Emphasis"><text:span text:style-name="Emphasis"><text:span text:style-name="T6">́</text:span></text:span></text:span><text:span text:style-name="T3">юсь вам.</text:span></text:p>
      <text:p text:style-name="P5">Что подчиняться грозному отцу,</text:p>
      <text:p text:style-name="P5">Державшему меня в свирепом рабстве,</text:p>
      <text:p text:style-name="P5">Мне было тягостно. Я вам прощаю</text:p>
      <text:p text:style-name="P5">Поступок ваш и восхваляю в вас</text:p>
      <text:p text:style-name="P5">Пример великий любящего брата,</text:p>
      <text:p text:style-name="P4">Пример, столь редкий в наши дни, Дженнаро.</text:p>
      <text:p text:style-name="P3"><text:span text:style-name="Strong_20_Emphasis"><text:span text:style-name="T4">Дженнаро</text:span></text:span></text:p>
      <text:p text:style-name="P3"><text:span text:style-name="Emphasis"><text:span text:style-name="T5">(вставая)</text:span></text:span></text:p>
      <text:p text:style-name="P5">О мудрая, высокая душой,</text:p>
      <text:p text:style-name="P4">Великая принцесса!</text:p>
      <text:p text:style-name="P3"><text:span text:style-name="Strong_20_Emphasis"><text:span text:style-name="T4">Армилла</text:span></text:span></text:p>
      <text:p text:style-name="P7">                 <text:span text:style-name="T1">Ах, Дженнаро,</text:span></text:p>
      <text:p text:style-name="P5">Какая польза вам в моем прощенье?</text:p>
      <text:p text:style-name="P5">О вас, несчастнейшем из всех несчастных,</text:p>
      <text:p text:style-name="P4">Я тягостно скорблю!</text:p>
      <text:p text:style-name="P3"><text:span text:style-name="Strong_20_Emphasis"><text:span text:style-name="T4">Дженнаро</text:span></text:span></text:p>
      <text:p text:style-name="P7">                 <text:span text:style-name="T1">Какие беды</text:span></text:p>
      <text:p text:style-name="P5">Могли бы омрачить мое блаженство?</text:p>
      <text:p text:style-name="P4">Кто мне грозит?..</text:p>
      <text:p text:style-name="P3"><text:span text:style-name="Strong_20_Emphasis"><text:span text:style-name="T4">Армилла</text:span></text:span></text:p>
      <text:p text:style-name="P7">               <text:span text:style-name="T1">Норандо, мой отец,</text:span></text:p>
      <text:p text:style-name="P5">Неумолимый, гордый сын царей,</text:p>
      <text:p text:style-name="P5">Непревзойденный чародей, такой,</text:p>
      <text:p text:style-name="P5">Что солнце останавливает в небе.</text:p>
      <text:p text:style-name="P5">Крутые опрокидывает горы.</text:p>
      <text:p text:style-name="P5">Людей в растенья превращает. Все,</text:p>
      <text:p text:style-name="P5">Все совершается, что он захочет.</text:p>
      <text:p text:style-name="P5">Он похищенья моего не стерпит.</text:p>
      <text:p text:style-name="P5">Вам надо ждать неотвратимой мести…</text:p>
      <text:p text:style-name="P5">Быть может, и сегодняшнюю бурю</text:p>
      <text:p text:style-name="P5">Отец мой вызвал. Боже, что за муки</text:p>
      <text:p text:style-name="P4">Нам суждены, неслыханные муки!</text:p>
      <text:p text:style-name="P3"><text:span text:style-name="Strong_20_Emphasis"><text:span text:style-name="T4">Дженнаро</text:span></text:span></text:p>
      <text:p text:style-name="P5">Пусть совершится приговор небес.</text:p>
      <text:p text:style-name="P5">Сейчас я так доволен, я так счастлив,</text:p>
      <text:p text:style-name="P5">Что не способен думать о печальном,</text:p>
      <text:p text:style-name="P4">Армилла, там разбит шатер.</text:p>
      <text:p text:style-name="P3"><text:soft-page-break/><text:span text:style-name="Emphasis"><text:span text:style-name="T5">(Указывает на шатер за сценой.)</text:span></text:span></text:p>
      <text:p text:style-name="P7">                       <text:span text:style-name="T1">Идите</text:span></text:p>
      <text:p text:style-name="P5">И в нем передохните после бури…</text:p>
      <text:p text:style-name="P5">Пока мы будем отдыхать, погода</text:p>
      <text:p text:style-name="P5">Утихнет. А отсюда до Миллона</text:p>
      <text:p text:style-name="P4">Уже недолгий путь.</text:p>
      <text:p text:style-name="P3"><text:span text:style-name="Strong_20_Emphasis"><text:span text:style-name="T4">Армилла</text:span></text:span></text:p>
      <text:p text:style-name="P7">                <text:span text:style-name="T1">Иду, иду.</text:span></text:p>
      <text:p text:style-name="P5">Но только слезы, вздохи и терзанья</text:p>
      <text:p text:style-name="P4">Нам суждены, а не покой и радость.</text:p>
      <text:p text:style-name="P3"><text:span text:style-name="Emphasis"><text:span text:style-name="T5">(Уходит.)</text:span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, 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7T11:48:08.858162743</meta:creation-date>
    <dc:date>2021-06-24T19:29:28.722608392</dc:date>
    <meta:editing-duration>PT49M40S</meta:editing-duration>
    <meta:editing-cycles>2</meta:editing-cycles>
    <meta:generator>LibreOffice/7.1.3.2$Linux_X86_64 LibreOffice_project/10$Build-2</meta:generator>
    <meta:document-statistic meta:table-count="0" meta:image-count="0" meta:object-count="0" meta:page-count="4" meta:paragraph-count="162" meta:word-count="713" meta:character-count="4503" meta:non-whitespace-character-count="3772"/>
  </office:meta>
</office:document-meta>
</file>